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C29] - [.C28]" office:value-type="float" office:value="-16338" calcext:value-type="float">
            <text:p>-16338</text:p>
          </table:table-cell>
          <table:table-cell/>
          <table:table-cell table:formula="of:=[.E29]-[.E28]" office:value-type="float" office:value="-933" calcext:value-type="float">
            <text:p>-933</text:p>
          </table:table-cell>
          <table:table-cell/>
          <table:table-cell table:formula="of:=[.H28]+[.G29]" office:value-type="float" office:value="6254" calcext:value-type="float">
            <text:p>6254</text:p>
          </table:table-cell>
          <table:table-cell/>
          <table:table-cell table:formula="of:=[.I29]-[.I28]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0" calcext:value-type="float">
            <text:p>0</text:p>
          </table:table-cell>
          <table:table-cell/>
          <table:table-cell table:formula="of:=[.E30]-[.E29]" office:value-type="float" office:value="0" calcext:value-type="float">
            <text:p>0</text:p>
          </table:table-cell>
          <table:table-cell/>
          <table:table-cell table:formula="of:=[.H29]+[.G30]" office:value-type="float" office:value="6254" calcext:value-type="float">
            <text:p>6254</text:p>
          </table:table-cell>
          <table:table-cell/>
          <table:table-cell table:formula="of:=[.I30]-[.I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6254" calcext:value-type="float">
            <text:p>6254</text:p>
          </table:table-cell>
          <table:table-cell/>
          <table:table-cell table:formula="of:=[.I31]-[.I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6254" calcext:value-type="float">
            <text:p>6254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6254" calcext:value-type="float">
            <text:p>6254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6254" calcext:value-type="float">
            <text:p>6254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6254" calcext:value-type="float">
            <text:p>6254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6254" calcext:value-type="float">
            <text:p>6254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6254" calcext:value-type="float">
            <text:p>6254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6254" calcext:value-type="float">
            <text:p>6254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6254" calcext:value-type="float">
            <text:p>6254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6254" calcext:value-type="float">
            <text:p>6254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6254" calcext:value-type="float">
            <text:p>6254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6254" calcext:value-type="float">
            <text:p>6254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6254" calcext:value-type="float">
            <text:p>6254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6254" calcext:value-type="float">
            <text:p>6254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6254" calcext:value-type="float">
            <text:p>6254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6254" calcext:value-type="float">
            <text:p>6254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6254" calcext:value-type="float">
            <text:p>6254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6254" calcext:value-type="float">
            <text:p>6254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6254" calcext:value-type="float">
            <text:p>6254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6254" calcext:value-type="float">
            <text:p>6254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6254" calcext:value-type="float">
            <text:p>6254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6254" calcext:value-type="float">
            <text:p>6254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6254" calcext:value-type="float">
            <text:p>6254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6254" calcext:value-type="float">
            <text:p>6254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6254" calcext:value-type="float">
            <text:p>6254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6254" calcext:value-type="float">
            <text:p>6254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6254" calcext:value-type="float">
            <text:p>6254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6254" calcext:value-type="float">
            <text:p>6254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6254" calcext:value-type="float">
            <text:p>6254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6254" calcext:value-type="float">
            <text:p>6254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6254" calcext:value-type="float">
            <text:p>6254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6254" calcext:value-type="float">
            <text:p>6254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6254" calcext:value-type="float">
            <text:p>6254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6254" calcext:value-type="float">
            <text:p>6254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6254" calcext:value-type="float">
            <text:p>6254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6254" calcext:value-type="float">
            <text:p>6254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6254" calcext:value-type="float">
            <text:p>6254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6254" calcext:value-type="float">
            <text:p>6254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6254" calcext:value-type="float">
            <text:p>6254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6254" calcext:value-type="float">
            <text:p>6254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6254" calcext:value-type="float">
            <text:p>6254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6254" calcext:value-type="float">
            <text:p>6254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6254" calcext:value-type="float">
            <text:p>6254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6254" calcext:value-type="float">
            <text:p>6254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6254" calcext:value-type="float">
            <text:p>6254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6254" calcext:value-type="float">
            <text:p>6254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6254" calcext:value-type="float">
            <text:p>6254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6254" calcext:value-type="float">
            <text:p>6254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6254" calcext:value-type="float">
            <text:p>6254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6254" calcext:value-type="float">
            <text:p>6254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6254" calcext:value-type="float">
            <text:p>6254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6254" calcext:value-type="float">
            <text:p>6254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6254" calcext:value-type="float">
            <text:p>6254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6254" calcext:value-type="float">
            <text:p>6254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6254" calcext:value-type="float">
            <text:p>6254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6254" calcext:value-type="float">
            <text:p>6254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6254" calcext:value-type="float">
            <text:p>6254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6254" calcext:value-type="float">
            <text:p>6254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6254" calcext:value-type="float">
            <text:p>6254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6254" calcext:value-type="float">
            <text:p>6254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6254" calcext:value-type="float">
            <text:p>6254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6254" calcext:value-type="float">
            <text:p>6254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6254" calcext:value-type="float">
            <text:p>6254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6254" calcext:value-type="float">
            <text:p>6254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6254" calcext:value-type="float">
            <text:p>6254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6254" calcext:value-type="float">
            <text:p>6254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6254" calcext:value-type="float">
            <text:p>6254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6254" calcext:value-type="float">
            <text:p>6254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6254" calcext:value-type="float">
            <text:p>6254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6254" calcext:value-type="float">
            <text:p>6254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6254" calcext:value-type="float">
            <text:p>6254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6254" calcext:value-type="float">
            <text:p>6254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6254" calcext:value-type="float">
            <text:p>6254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6254" calcext:value-type="float">
            <text:p>6254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6254" calcext:value-type="float">
            <text:p>6254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6254" calcext:value-type="float">
            <text:p>6254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6254" calcext:value-type="float">
            <text:p>6254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6254" calcext:value-type="float">
            <text:p>6254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6254" calcext:value-type="float">
            <text:p>6254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6254" calcext:value-type="float">
            <text:p>6254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6254" calcext:value-type="float">
            <text:p>6254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6254" calcext:value-type="float">
            <text:p>6254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6254" calcext:value-type="float">
            <text:p>6254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6254" calcext:value-type="float">
            <text:p>6254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6254" calcext:value-type="float">
            <text:p>6254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6254" calcext:value-type="float">
            <text:p>6254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6254" calcext:value-type="float">
            <text:p>6254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00:30:16.321624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5T02:46:21.748194157</dc:date>
    <meta:editing-cycles>36</meta:editing-cycles>
    <meta:editing-duration>P1DT21H50M15S</meta:editing-duration>
    <meta:generator>LibreOffice/6.0.3.2$Linux_X86_64 LibreOffice_project/00m0$Build-2</meta:generator>
    <meta:document-statistic meta:table-count="1" meta:cell-count="7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